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ebf1" officeooo:paragraph-rsid="0001eb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actique = genre comme des méthodes , intro ou quoi</text:p>
      <text:p text:style-name="Preformatted_20_Text"/>
      <text:p text:style-name="P1">partie 2 TP2</text:p>
      <text:p text:style-name="P1">nat est un entier natur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5:15:07.000742884</dc:date>
    <meta:editing-duration>PT2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8" meta:character-count="88" meta:non-whitespace-character-count="73"/>
  </office:meta>
</office:document-meta>
</file>